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3edffd" officeooo:paragraph-rsid="00155f08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4c916" officeooo:paragraph-rsid="00155f0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07f3f" officeooo:paragraph-rsid="00155f0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24aa2" officeooo:paragraph-rsid="00155f0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2d153" officeooo:paragraph-rsid="00155f0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2d6ae" officeooo:paragraph-rsid="00155f0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42d153" officeooo:paragraph-rsid="00155f08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44c916" officeooo:paragraph-rsid="00155f08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Dudu Cyryllic" fo:font-size="12pt" fo:letter-spacing="normal" fo:font-style="normal" officeooo:rsid="0044c916" officeooo:paragraph-rsid="00155f0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rsid="003edffd" officeooo:paragraph-rsid="00155f08"/>
    </style:style>
    <style:style style:name="P11" style:family="paragraph" style:parent-style-name="Standard">
      <style:paragraph-properties fo:text-align="start" style:justify-single-word="false"/>
      <style:text-properties officeooo:rsid="00407f3f" officeooo:paragraph-rsid="00155f08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407f3f" officeooo:paragraph-rsid="00155f0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424aa2" officeooo:paragraph-rsid="00155f08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42d153" officeooo:paragraph-rsid="00155f0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42d6ae" officeooo:paragraph-rsid="00155f08" style:font-size-asian="12pt" style:font-size-complex="12pt"/>
    </style:style>
    <style:style style:name="T1" style:family="text">
      <style:text-properties officeooo:rsid="034586a2"/>
    </style:style>
    <style:style style:name="T2" style:family="text">
      <style:text-properties officeooo:rsid="0188e17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3880f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188e179" style:font-style-asian="italic" style:font-style-complex="italic"/>
    </style:style>
    <style:style style:name="T8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9" style:family="text">
      <style:text-properties fo:font-variant="normal" fo:text-transform="none" fo:color="#000000" fo:letter-spacing="normal" fo:font-style="italic" officeooo:rsid="0188e179" style:font-style-asian="italic" style:font-style-complex="italic"/>
    </style:style>
    <style:style style:name="T10" style:family="text">
      <style:text-properties fo:font-variant="normal" fo:text-transform="none" fo:color="#000000" fo:letter-spacing="normal" fo:font-style="normal"/>
    </style:style>
    <style:style style:name="T11" style:family="text">
      <style:text-properties fo:font-variant="normal" fo:text-transform="none" fo:color="#000000" fo:letter-spacing="normal" fo:font-style="normal" officeooo:rsid="0042d153"/>
    </style:style>
    <style:style style:name="T12" style:family="text">
      <style:text-properties fo:font-variant="normal" fo:text-transform="none" fo:color="#000000" fo:letter-spacing="normal" fo:font-style="normal" officeooo:rsid="00424aa2"/>
    </style:style>
    <style:style style:name="T13" style:family="text">
      <style:text-properties fo:font-variant="normal" fo:text-transform="none" fo:color="#000000" fo:letter-spacing="normal" fo:font-style="normal" officeooo:rsid="0189a938"/>
    </style:style>
    <style:style style:name="T14" style:family="text">
      <style:text-properties fo:font-variant="normal" fo:text-transform="none" fo:color="#000000" fo:letter-spacing="normal" fo:font-style="normal" officeooo:rsid="0042d6ae"/>
    </style:style>
    <style:style style:name="T15" style:family="text">
      <style:text-properties officeooo:rsid="0189a938"/>
    </style:style>
    <style:style style:name="T16" style:family="text">
      <style:text-properties officeooo:rsid="034600e6"/>
    </style:style>
    <style:style style:name="T17" style:family="text">
      <style:text-properties officeooo:rsid="006bdf89"/>
    </style:style>
    <style:style style:name="T18" style:family="text">
      <style:text-properties officeooo:rsid="018b435f"/>
    </style:style>
    <style:style style:name="T19" style:family="text">
      <style:text-properties officeooo:rsid="012fff9d"/>
    </style:style>
    <style:style style:name="T20" style:family="text">
      <style:text-properties officeooo:rsid="0347b8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10"/>
      <text:p text:style-name="P10">Отступать я не мог, да и не хотел. </text:p>
      <text:p text:style-name="P10">Мне пришлось изучить ещё одну письменность — похож<text:span text:style-name="T1">ую</text:span> на арабскую вязь, но поразмашистей — почерк Жомнира, которым он делал пометки между строк моего перевода.</text:p>
      <text:p text:style-name="P10">И пришёл день, когда он поднял кустистую бровь и сказал, что <text:span text:style-name="T2">вот </text:span>теперь — ничего и <text:s/>перевод <text:span text:style-name="T2">можно поместить</text:span> в <text:span text:style-name="T2">следующем </text:span><text:s/>«Translator'<text:span text:style-name="T2">е</text:span>».</text:p>
      <text:p text:style-name="P10">Яша и Федя, стоя перед <text:s/>нов<text:span text:style-name="T2">ы</text:span>м <text:s/><text:span text:style-name="T2">номером </text:span>«Translator'<text:span text:style-name="T2">а</text:span>» <text:span text:style-name="T2">с </text:span>рядочком машинописных страниц <text:s/>мо<text:span text:style-name="T2">его</text:span> перевод<text:span text:style-name="T2">а</text:span>, <text:s/>в изысканн<text:span text:style-name="T2">о вычурных</text:span> выражениях поздравили Жомнира с открытием нового таланта на ниве <text:span text:style-name="T2">украинских </text:span>переводов <text:span text:style-name="T2">со</text:span> с<text:span text:style-name="T2">толь</text:span> истинно украинск<text:span text:style-name="T2">им окончанием</text:span> фамили<text:span text:style-name="T2">и </text:span>— Огольц<text:span text:style-name="T3">ОВ</text:span>.</text:p>
      <text:p text:style-name="P10">Жомнир отвечал попроще <text:span text:style-name="T4">— </text:span>не его вина, что щирi украинцы Демьян<text:span text:style-name="T3">КО</text:span> и Велич<text:span text:style-name="T3">КО</text:span> <text:s/>за <text:span text:style-name="T2">все</text:span> четыре года <text:span text:style-name="T2">так </text:span>и не почухались.</text:p>
      <text:p text:style-name="P10"/>
      <text:p text:style-name="P11"><text:span text:style-name="T2">Пришла</text:span> весна, а с не<text:span text:style-name="T2">ю</text:span> <text:span text:style-name="T4">— <text:s/></text:span>самая <text:span text:style-name="T2">безоблачно </text:span>чистая любовь моей жизни. </text:p>
      <text:p text:style-name="P11">Все её называли Швычей, а я <text:span text:style-name="T4">— </text:span>Надькой.</text:p>
      <text:p text:style-name="P11">Она возродила во мне веру, что женское начало, <text:span text:style-name="T2">всё-таки,</text:span> ещё живо в этом затруханном цивилизацией мире.</text:p>
      <text:p text:style-name="P11">Мы любили друг друга. </text:p>
      <text:p text:style-name="P11">Упивались любовью. </text:p>
      <text:p text:style-name="P11">Любовь ради любви и есть чистая любовь, <text:span text:style-name="T2">она же любовь в чистом виде</text:span>.</text:p>
      <text:p text:style-name="P11"/>
      <text:p text:style-name="P11">С чего это я расписываюсь за обоих? Какое тому основание?</text:p>
      <text:p text:style-name="P11"><text:span text:style-name="T2">Очень просто — Надька</text:span> была девственницей, <text:span text:style-name="T2">ещё</text:span> неискушённой в <text:s/>притворств<text:span text:style-name="T2">е</text:span>.</text:p>
      <text:p text:style-name="P11">Так может я снова забыл сказать что женат?</text:p>
      <text:p text:style-name="P11">В этом не было необходимости — она заканчивала четвёртый курс англофака и жила на том же самом третьем этаже общаги.</text:p>
      <text:p text:style-name="P11">Редкостное сочетание: <text:span text:style-name="T5">девственность и четвёртый курс.</text:span></text:p>
      <text:p text:style-name="P12"><text:span text:style-name="T6"><text:tab/><text:tab/>...</text:span><text:span text:style-name="T7">немало есть</text:span><text:span text:style-name="T8"> на свете, друг Горацио, </text:span><text:span text:style-name="T9">такого, </text:span></text:p>
      <text:p text:style-name="P12"><text:span text:style-name="T9"><text:tab/><text:tab/> <text:s text:c="2"/></text:span><text:span text:style-name="T8">что <text:s/>не снилось нашим мудрецам..</text:span><text:span text:style-name="T10">.</text:span></text:p>
      <text:p text:style-name="P3"/>
      <text:p text:style-name="P4"><text:span text:style-name="T2">Р</text:span>ебята-четверокурсники <text:span text:style-name="T2">гуляли</text:span> чей-то день рождения <text:span text:style-name="T2">в</text:span> комнате напротив нашей, позвали и меня. </text:p>
      <text:p text:style-name="P4">Мы с <text:span text:style-name="T15">Надькой</text:span> оказались сидящими на одной койке, и когда кто-то выключил свет, я чисто рефлективно расстегнул молнию спортивной курточки на ней.</text:p>
      <text:p text:style-name="P4">Она мгновенно задёрнула её обратно. <text:span text:style-name="T15">Когда</text:span> включили <text:span text:style-name="T15">свет —</text:span> всё <text:span text:style-name="T15">чин-чином, даже полиция нравов не придерётся</text:span>, но Марик слы<text:span text:style-name="T15">ш</text:span>ал <text:span text:style-name="T15">как </text:span>вжика<text:span text:style-name="T15">л</text:span> <text:span text:style-name="T15">зиппер </text:span>в темноте <text:span text:style-name="T2">—</text:span> вниз-вверх, и начал насмехаться. </text:p>
      <text:p text:style-name="P4"><text:span text:style-name="T15">Надька</text:span> ушла, тем всё и кончилось.</text:p>
      <text:p text:style-name="P4">На следующий день <text:span text:style-name="T15">она</text:span> встретила меня в коридоре общ<text:span text:style-name="T15">аги</text:span> всё в том же спортивном костюме, заговорил<text:span text:style-name="T15">а</text:span> и улыбнулась.</text:p>
      <text:p text:style-name="P4"/>
      <text:p text:style-name="P4">О, улыбка Надьки — это <text:span text:style-name="T15">что-то</text:span>!</text:p>
      <text:p text:style-name="P4">Эти ямочки на щеках, эти чёртовы искры в чёрных глазах! </text:p>
      <text:p text:style-name="P4">Она отвечала всем параметрам украинской красотки. </text:p>
      <text:p text:style-name="P4">Чёрные гладкие волосы до середины спины; дуги бровей на круглом лице; налитые груди; округлые плечи плавно переход<text:span text:style-name="T15">или</text:span> в руки, упёртые в крепкий стан над <text:span text:style-name="T15">роскошными</text:span> бёдрами тренированной пловчихи. </text:p>
      <text:p text:style-name="P4">Потому что она занималась именно этим спортом.</text:p>
      <text:p text:style-name="P4">И, спрашивается, зачем я ей?</text:p>
      <text:p text:style-name="P4">Да, очень просто — <text:span text:style-name="T15">в то лето</text:span> она выходила замуж.</text:p>
      <text:p text:style-name="P13"><text:soft-page-break/><text:span text:style-name="T10">Не за меня, конечно, а за какого-то лейтенанта какого-то военного училища, </text:span><text:span text:style-name="T11">который после свадьбы должен увезти её к месту своей службы.</text:span></text:p>
      <text:p text:style-name="P5"/>
      <text:p text:style-name="P5">Времени оставалось не так уж много и мы не хотели его терять. Мы любили любить друг друга и хотели ещё и ещё.</text:p>
      <text:p text:style-name="P5">Но это потом, а сперва нужно было разобраться с её девственностью.</text:p>
      <text:p text:style-name="P5"/>
      <text:p text:style-name="P14"><text:span text:style-name="T10">Две первых встречи мы провели в отсеке умывальника </text:span><text:span text:style-name="T12">— </text:span><text:span text:style-name="T10">с одним окном, одной раковиной, одним подоконником </text:span><text:span text:style-name="T12">—</text:span><text:span text:style-name="T10"> зачем-то отгороженн</text:span><text:span text:style-name="T13">ыми </text:span><text:span text:style-name="T10">одной дверью от остальных раковин.</text:span></text:p>
      <text:p text:style-name="P5">Меблировка скудная, но для начальных стадий узнавания друг друга и такой достаточно, тем более, что дверь <text:span text:style-name="T16">отсека </text:span>открывается внутрь.</text:p>
      <text:p text:style-name="P5"/>
      <text:p text:style-name="P5">А затем ребята из 71-й комнаты куда-то уехали, оставив ключ <text:span text:style-name="T17">Жоре</text:span> Ильченко.</text:p>
      <text:p text:style-name="P5">Вообще-то, он жил на квартире, но кто откажется от ключа свободной комнаты в общаге?</text:p>
      <text:p text:style-name="P5"><text:span text:style-name="T15">Вот т</text:span>олько ключ они передали не из рук в руки, а оставили <text:span text:style-name="T15">висеть </text:span>на гвоздике возле <text:span text:style-name="T15">вахтёрши</text:span> в вестибюле. </text:p>
      <text:p text:style-name="P5">Не знаю как до меня досочилась вся эта информация, но повторного приглашения к такому подарку судьбы я ждать не стал и снял тот ключ <text:span text:style-name="T18">по</text:span>раньше Ромы.</text:p>
      <text:p text:style-name="P5">Вечером мы с Надькой уединились в <text:s/>комнате <text:span text:style-name="T18">71 </text:span>и заперлись изнутри.</text:p>
      <text:p text:style-name="P5">Когда стуки в дверь <text:span text:style-name="T16">комнаты</text:span> прекратились и в гулком коридоре утихли крики <text:span text:style-name="T17">Жор</text:span>ы Ильченко:</text:p>
      <text:p text:style-name="P5">- Кто-нибудь видел Огольцова?!</text:p>
      <text:p text:style-name="P5">Надька начала постепенно снимать свою спортивку, сопровождая стриптиз эпохи застоя припевкой из довоенной кинокартины «Цирк»:</text:p>
      <text:p text:style-name="P7"><text:tab/><text:tab/><text:tab/>Тики-тики-дуу!</text:p>
      <text:p text:style-name="P14"><text:span text:style-name="T8"><text:tab/><text:tab/><text:tab/>Я из пушки в небо уйду!</text:span><text:span text:style-name="T10">..</text:span></text:p>
      <text:p text:style-name="P5"/>
      <text:p text:style-name="P5">хотя немного нервничала.</text:p>
      <text:p text:style-name="P5"/>
      <text:p text:style-name="P5">Мы легли на койку у окна. </text:p>
      <text:p text:style-name="P14"><text:span text:style-name="T10">По ту сторону двойной перегородки из гипсовых плит находилась моя комната, 72. </text:span><text:span text:style-name="T14">Там под окном стояла койка Феди, рядом с вывалившейся из стены розеткой.</text:span></text:p>
      <text:p text:style-name="P6">Вскрик Надьки из розетки привлёк его внимание, он вынул её вовсе, приник к образовавшемуся «уху Дионисия» и долго заполночь слушал <text:s/><text:span text:style-name="T18">последующие</text:span> <text:span text:style-name="T18">Надькины </text:span>стоны.</text:p>
      <text:p text:style-name="P6">Мы с ней не знали, что нас прослушивают, но даже и зная б не остановились.</text:p>
      <text:p text:style-name="P6">На следующий день ребята из 71-й вернулись и ключ пришлось отдать.</text:p>
      <text:p text:style-name="P15"/>
      <text:p text:style-name="P6">В понедельник в умывальнике Надька была грустна и молчалива, но я сумел выпытать причину.</text:p>
      <text:p text:style-name="P6">Марк Новоселицкий распустил на четвёртом курсе грязный слух, что Огольцов Швычу в умывальнике раком...</text:p>
      <text:p text:style-name="P6">Я <text:span text:style-name="T18">как</text:span> чувствовал, что он к ней неравнодушен. </text:p>
      <text:p text:style-name="P6">Иначе с чего бы так вслушивался во вжиканье зиппера на том дне рождения? </text:p>
      <text:p text:style-name="P6">Ну, погоди, морда жидовская!</text:p>
      <text:p text:style-name="P6"/>
      <text:p text:style-name="P6">Во вторник он пошёл в душ, а когда вернулся с влажными ещё волосами <text:span text:style-name="T18">и полотенцем через плечо</text:span>, то в комнате застал <text:span text:style-name="T16">одного только </text:span>меня. Я запер дверь на ключ и сказал:</text:p>
      <text:p text:style-name="P6">- Снимай очки, Марик. Я тебя бить буду.</text:p>
      <text:p text:style-name="P6">Очки он так и не снял, а начал бегать вокруг коричневого стола с подсунутыми под него стульями. </text:p>
      <text:p text:style-name="P6">Пришлось сдвинуть стол к тумбочке и ему не осталось места делать витки по орбите.</text:p>
      <text:p text:style-name="P2"><text:soft-page-break/>В закутке между подоконником, койкой и столом он стоял понурив голову, как Андрий, сын Тараса Бульбы — безропотный агнец готовый к закланию.</text:p>
      <text:p text:style-name="P2">Я ударил его в подбородок, чтоб не повредить очки, и на повышенных тонах пообещал, что если он, блядь, ещё хоть одно слово про Швычу...</text:p>
      <text:p text:style-name="P2">Когда я закончил нагорную проповедь, он с заискивающей улыбкой поправил свои очки и сказал:</text:p>
      <text:p text:style-name="P2">- А здорово ты меня ебанýл, а?</text:p>
      <text:p text:style-name="P9"/>
      <text:p text:style-name="P8"><text:span text:style-name="T19">(...м</text:span>удрость <text:span text:style-name="T20">веков, </text:span>впитанная с молоком матери. </text:p>
      <text:p text:style-name="P8">И, что характерно, на лету ухватил выражения из <text:span text:style-name="T19">моей </text:span>проповеди. </text:p>
      <text:p text:style-name="P8">Способность к языкам у них в крови...<text:span text:style-name="T19">)</text:span></text:p>
      <text:p text:style-name="P8"/>
      <text:p text:style-name="P2">В четверг, в конце свидания в <text:span text:style-name="T18">отсеке </text:span>умывальник<text:span text:style-name="T18">а,</text:span> она задумчиво сказала:</text:p>
      <text:p text:style-name="P2">- А ведь он правду говорил...</text:p>
      <text:p text:style-name="P2">Меня заело, что я, типа, исполняю планы предначертанные Мариком. </text:p>
      <text:p text:style-name="P2">Тоже мне — пророк Натан. </text:p>
      <text:p text:style-name="P2">Но где выход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6:18:26.302634875</meta:creation-date>
    <dc:date>2017-03-02T16:18:31.928994390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2" meta:word-count="922" meta:character-count="5819" meta:non-whitespace-character-count="4908"/>
    <meta:generator>LibreOffice/4.3.3.2$Linux_x86 LibreOffice_project/430m0$Build-2</meta:generator>
  </office:meta>
</office:document-meta>
</file>